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1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co1" style:family="table-column">
      <style:table-column-properties style:column-width="2.038cm" style:use-optimal-column-width="false"/>
    </style:style>
    <style:style style:name="co2" style:family="table-column">
      <style:table-column-properties style:column-width="1.59cm" style:use-optimal-column-width="false"/>
    </style:style>
    <style:style style:name="co3" style:family="table-column">
      <style:table-column-properties style:column-width="2.486cm" style:use-optimal-column-width="false"/>
    </style:style>
    <style:style style:name="co4" style:family="table-column">
      <style:table-column-properties style:column-width="2.406cm" style:use-optimal-column-width="false"/>
    </style:style>
    <style:style style:name="ro1" style:family="table-row">
      <style:table-row-properties style:row-height="1.474cm"/>
    </style:style>
    <style:style style:name="ro2" style:family="table-row">
      <style:table-row-properties style:row-height="1.478cm"/>
    </style:style>
    <style:style style:name="ce1" style:family="table-cell">
      <style:graphic-properties style:repeat="repeat"/>
      <style:paragraph-properties fo:line-height="100%" fo:text-align="center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line-height="100%"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Arial" style:font-style-name="Normal" style:font-family-generic="swiss" fo:font-size="15pt" style:font-family-asian="Arial" style:font-style-name-asian="Normal" style:font-family-generic-asian="swiss" style:font-size-asian="15pt" style:font-family-complex="Arial" style:font-style-name-complex="Normal" style:font-family-generic-complex="swis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8.5cm" svg:height="12.355cm" svg:x="1.6cm" svg:y="1.7cm">
          <draw:text-box>
            <text:p>Ordoñez Juárez José Daniel </text:p>
            <text:p>Arreglo de 'n' valores: ordenar de mayor a menor.</text:p>
            <text:p>Algoritmo:</text:p>
            <text:p>Inicio.</text:p>
            <text:p>1. Establecer un número de valores 'n'. </text:p>
            <text:p>2. El índice comenzará en cero '0'.</text:p>
            <text:p>3. El límite será igual a 'n-1'.</text:p>
            <text:p>4. Mientras el límite sea mayor que cero, evaluar la siguiente condición. </text:p>
            <text:p>5. Mientras el índeice sea menor que le límite, ir al paso: 9.</text:p>
            <text:p>6. 'pivote' será igual a 'aíndice+1' </text:p>
            <text:p>7. 'aíndice+1' pasará al lugar de 'aíndice'. </text:p>
            <text:p>8. 'aíndice' se guardará como 'pivote'. </text:p>
            <text:p>9. Si 'aíndice' es menor que 'aíndice+1', regresar al paso 4. </text:p>
            <text:p>10. El índice aumentará una unidad. </text:p>
            <text:p>11. El límite va a disminuir en uno. <text:s/></text:p>
            <text:p>Fin. </text:p>
          </draw:text-box>
        </draw:frame>
      </draw:page>
      <draw:page draw:name="page2" draw:style-name="dp1" draw:master-page-name="Predeterminado">
        <draw:custom-shape draw:style-name="gr2" draw:text-style-name="P1" xml:id="id1" draw:id="id1" draw:layer="layout" svg:width="5.7cm" svg:height="1cm" svg:x="7.101cm" svg:y="1.001cm">
          <text:p text:style-name="P1"><text:span text:style-name="T1">Inici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4" draw:id="id4" draw:layer="layout" svg:width="6cm" svg:height="2.4cm" svg:x="6.951cm" svg:y="7.501cm">
          <text:p text:style-name="P1"><text:span text:style-name="T1">limite&gt;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7" draw:id="id7" draw:layer="layout" svg:width="6cm" svg:height="2.5cm" svg:x="6.951cm" svg:y="12.701cm">
          <text:p text:style-name="P1"><text:span text:style-name="T1">indice&lt;limit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8" draw:id="id8" draw:layer="layout" svg:width="6cm" svg:height="2.7cm" svg:x="6.951cm" svg:y="16.501cm">
          <text:p text:style-name="P1"><text:span text:style-name="T1">aindice&lt;aindice+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5.6cm" svg:height="1.8cm" svg:x="7.151cm" svg:y="3.401cm">
          <text:p text:style-name="P1"><text:span text:style-name="T2">n←</text:span></text:p>
          <text:p text:style-name="P1"><text:span text:style-name="T2">i</text:span><text:span text:style-name="T1">Indice</text:span><text:span text:style-name="T2">←</text:span></text:p>
          <text:p text:style-name="P1"><text:span text:style-name="T1">limite</text:span><text:span text:style-name="T2">←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4.9cm" svg:height="1.3cm" svg:x="15.701cm" svg:y="15.601cm">
          <text:p text:style-name="P1"><text:span text:style-name="T1">limite</text:span><text:span text:style-name="T2">←limite+1</text:span></text:p>
          <text:p text:style-name="P1"><text:span text:style-name="T2">indice←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5.1cm" svg:height="2.6cm" svg:x="15.514cm" svg:y="19.701cm">
          <text:p text:style-name="P1"><text:span text:style-name="T1">pivote</text:span><text:span text:style-name="T2">←aindice+1</text:span></text:p>
          <text:p text:style-name="P1"><text:span text:style-name="T2">aindice←aindice</text:span></text:p>
          <text:p text:style-name="P1"><text:span text:style-name="T2">aindice←piv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5.6cm" svg:height="1.8cm" svg:x="7.151cm" svg:y="20.501cm">
          <text:p text:style-name="P1"><text:span text:style-name="T1">indice</text:span><text:span text:style-name="T2">←indice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4cm" svg:height="2.5cm" svg:x="1.001cm" svg:y="17.701cm">
          <text:p text:style-name="P1"><text:span text:style-name="T1">aindi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3" draw:id="id3" draw:layer="layout" svg:width="0.9cm" svg:height="0.8cm" svg:x="9.501cm" svg:y="6.20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5" draw:id="id5" draw:layer="layout" svg:width="0.9cm" svg:height="0.8cm" svg:x="9.501cm" svg:y="10.90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3" draw:id="id13" draw:layer="layout" svg:width="5.7cm" svg:height="1cm" svg:x="7.001cm" svg:y="25.941cm">
          <text:p text:style-name="P1"><text:span text:style-name="T1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9.951cm" svg:y1="2.001cm" svg:x2="9.951cm" svg:y2="3.401cm" draw:start-shape="id1" draw:start-glue-point="6" draw:end-shape="id2" draw:end-glue-point="4" svg:d="M9951 2001v1400">
          <text:p/>
        </draw:connector>
        <draw:connector draw:style-name="gr4" draw:text-style-name="P2" draw:layer="layout" svg:x1="9.951cm" svg:y1="5.201cm" svg:x2="9.951cm" svg:y2="6.201cm" draw:start-shape="id2" draw:start-glue-point="6" draw:end-shape="id3" draw:end-glue-point="4" svg:d="M9951 5201v1000">
          <text:p/>
        </draw:connector>
        <draw:connector draw:style-name="gr4" draw:text-style-name="P2" draw:layer="layout" svg:x1="9.951cm" svg:y1="7.001cm" svg:x2="9.951cm" svg:y2="7.501cm" draw:start-shape="id3" draw:start-glue-point="8" draw:end-shape="id4" draw:end-glue-point="4" svg:d="M9951 7001v500">
          <text:p/>
        </draw:connector>
        <draw:connector draw:style-name="gr4" draw:text-style-name="P2" draw:layer="layout" svg:x1="9.951cm" svg:y1="9.901cm" svg:x2="9.951cm" svg:y2="10.901cm" draw:start-shape="id4" draw:start-glue-point="6" draw:end-shape="id5" draw:end-glue-point="4" svg:d="M9951 9901v1000">
          <text:p/>
        </draw:connector>
        <draw:connector draw:style-name="gr4" draw:text-style-name="P2" draw:layer="layout" svg:x1="6.951cm" svg:y1="8.701cm" svg:x2="2.701cm" svg:y2="17.701cm" draw:start-shape="id4" draw:start-glue-point="5" draw:end-shape="id6" draw:end-glue-point="4" svg:d="M6951 8701h-4250v9000">
          <text:p/>
        </draw:connector>
        <draw:connector draw:style-name="gr4" draw:text-style-name="P2" draw:layer="layout" svg:x1="9.951cm" svg:y1="11.701cm" svg:x2="9.951cm" svg:y2="12.701cm" draw:start-shape="id5" draw:start-glue-point="8" draw:end-shape="id7" draw:end-glue-point="4" svg:d="M9951 11701v1000">
          <text:p/>
        </draw:connector>
        <draw:connector draw:style-name="gr4" draw:text-style-name="P2" draw:layer="layout" svg:x1="9.951cm" svg:y1="19.201cm" svg:x2="9.951cm" svg:y2="20.501cm" draw:start-shape="id8" draw:start-glue-point="6" draw:end-shape="id9" draw:end-glue-point="4" svg:d="M9951 19201v1300">
          <text:p/>
        </draw:connector>
        <draw:connector draw:style-name="gr4" draw:text-style-name="P2" draw:layer="layout" svg:x1="12.951cm" svg:y1="13.951cm" svg:x2="18.151cm" svg:y2="15.601cm" draw:start-shape="id7" draw:start-glue-point="7" draw:end-shape="id10" draw:end-glue-point="4" svg:d="M12951 13951h5200v1650">
          <text:p/>
        </draw:connector>
        <draw:connector draw:style-name="gr4" draw:text-style-name="P2" draw:layer="layout" svg:x1="12.951cm" svg:y1="17.851cm" svg:x2="18.064cm" svg:y2="19.701cm" draw:start-shape="id8" draw:start-glue-point="7" draw:end-shape="id11" draw:end-glue-point="4" svg:d="M12951 17851h5113v1850">
          <text:p/>
        </draw:connector>
        <draw:connector draw:style-name="gr4" draw:text-style-name="P2" draw:layer="layout" svg:x1="9.951cm" svg:y1="15.201cm" svg:x2="9.951cm" svg:y2="16.501cm" draw:start-shape="id7" draw:start-glue-point="6" draw:end-shape="id8" draw:end-glue-point="4" svg:d="M9951 15201v1300">
          <text:p/>
        </draw:connector>
        <draw:frame draw:style-name="gr5" draw:text-style-name="P3" draw:layer="layout" svg:width="3.4cm" svg:height="1.1cm" svg:x="3.101cm" svg:y="8.684cm">
          <draw:text-box>
            <text:p><text:span text:style-name="T1">no</text:span></text:p>
          </draw:text-box>
        </draw:frame>
        <draw:frame draw:style-name="gr5" draw:text-style-name="P3" draw:layer="layout" svg:width="3.4cm" svg:height="1.1cm" svg:x="12.901cm" svg:y="13.301cm">
          <draw:text-box>
            <text:p><text:span text:style-name="T1">no</text:span></text:p>
          </draw:text-box>
        </draw:frame>
        <draw:frame draw:style-name="gr5" draw:text-style-name="P3" draw:layer="layout" svg:width="3.4cm" svg:height="1.1cm" svg:x="9.901cm" svg:y="19.301cm">
          <draw:text-box>
            <text:p><text:span text:style-name="T1">no</text:span></text:p>
          </draw:text-box>
        </draw:frame>
        <draw:frame draw:style-name="gr5" draw:text-style-name="P3" draw:layer="layout" svg:width="3.4cm" svg:height="1.1cm" svg:x="13.501cm" svg:y="17.001cm">
          <draw:text-box>
            <text:p><text:span text:style-name="T1">sí</text:span></text:p>
          </draw:text-box>
        </draw:frame>
        <draw:frame draw:style-name="gr5" draw:text-style-name="P3" draw:layer="layout" svg:width="3.4cm" svg:height="1.1cm" svg:x="10.101cm" svg:y="15.401cm">
          <draw:text-box>
            <text:p><text:span text:style-name="T1">sí</text:span></text:p>
          </draw:text-box>
        </draw:frame>
        <draw:frame draw:style-name="gr5" draw:text-style-name="P3" draw:layer="layout" svg:width="3.4cm" svg:height="1.1cm" svg:x="10.201cm" svg:y="9.801cm">
          <draw:text-box>
            <text:p><text:span text:style-name="T1">sí</text:span></text:p>
          </draw:text-box>
        </draw:frame>
        <draw:custom-shape draw:style-name="gr3" draw:text-style-name="P2" xml:id="id12" draw:id="id12" draw:layer="layout" svg:width="1.5cm" svg:height="1.1cm" svg:x="9.101cm" svg:y="23.3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2.701cm" svg:y1="20.053cm" svg:x2="9.101cm" svg:y2="23.851cm" draw:start-shape="id6" draw:start-glue-point="6" draw:end-shape="id12" draw:end-glue-point="6" svg:d="M2701 20053v3798h6400">
          <text:p/>
        </draw:connector>
        <draw:connector draw:style-name="gr4" draw:text-style-name="P2" draw:layer="layout" svg:x1="18.064cm" svg:y1="22.301cm" svg:x2="10.601cm" svg:y2="23.851cm" draw:start-shape="id11" draw:start-glue-point="6" draw:end-shape="id12" draw:end-glue-point="10" svg:d="M18064 22301v1550h-7463">
          <text:p/>
        </draw:connector>
        <draw:connector draw:style-name="gr4" draw:text-style-name="P2" draw:layer="layout" svg:x1="9.951cm" svg:y1="22.301cm" svg:x2="9.851cm" svg:y2="23.301cm" draw:start-shape="id9" draw:start-glue-point="6" draw:end-shape="id12" draw:end-glue-point="4" svg:d="M9951 22301v500h-100v500">
          <text:p/>
        </draw:connector>
        <draw:connector draw:style-name="gr4" draw:text-style-name="P2" draw:layer="layout" svg:x1="9.851cm" svg:y1="24.401cm" svg:x2="9.851cm" svg:y2="25.941cm" draw:start-shape="id12" draw:start-glue-point="8" draw:end-shape="id13" draw:end-glue-point="4" svg:d="M9851 24401v1540">
          <text:p/>
        </draw:connector>
        <draw:frame draw:style-name="gr6" draw:layer="layout" svg:width="7.3cm" svg:height="1.7cm" svg:x="13.7cm" svg:y="1.3cm">
          <draw:text-box>
            <text:p>Ordoñez Juárez José Daniel</text:p>
          </draw:text-box>
        </draw:frame>
      </draw:page>
      <draw:page draw:name="page3" draw:style-name="dp1" draw:master-page-name="Predeterminado">
        <draw:frame draw:style-name="standard" draw:layer="layout" svg:width="18.709cm" svg:height="8.847cm" svg:x="1.429cm" svg:y="2.9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4">n</text:p>
              </table:table-cell>
              <table:table-cell>
                <text:p text:style-name="P2">a0</text:p>
              </table:table-cell>
              <table:table-cell>
                <text:p text:style-name="P2">a1</text:p>
              </table:table-cell>
              <table:table-cell>
                <text:p text:style-name="P2">a2</text:p>
              </table:table-cell>
              <table:table-cell>
                <text:p text:style-name="P2">a3</text:p>
              </table:table-cell>
              <table:table-cell>
                <text:p text:style-name="P2">a4</text:p>
              </table:table-cell>
              <table:table-cell table:style-name="ce3">
                <text:p>indice</text:p>
              </table:table-cell>
              <table:table-cell table:style-name="ce3">
                <text:p>limite</text:p>
              </table:table-cell>
              <table:table-cell table:style-name="ce3">
                <text:p>pivote</text:p>
              </table:table-cell>
            </table:table-row>
            <table:table-row table:style-name="ro1" table:default-cell-style-name="ce3">
              <table:table-cell>
                <text:p>5</text:p>
              </table:table-cell>
              <table:table-cell>
                <text:p>5</text:p>
              </table:table-cell>
              <table:table-cell>
                <text:p>10</text:p>
              </table:table-cell>
              <table:table-cell>
                <text:p>2</text:p>
              </table:table-cell>
              <table:table-cell>
                <text:p>7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4</text:p>
              </table:table-cell>
              <table:table-cell>
                <text:p>10</text:p>
              </table:table-cell>
            </table:table-row>
            <table:table-row table:style-name="ro1" table:default-cell-style-name="ce3">
              <table:table-cell/>
              <table:table-cell>
                <text:p>10</text:p>
              </table:table-cell>
              <table:table-cell>
                <text:p>5</text:p>
              </table:table-cell>
              <table:table-cell>
                <text:p>7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3">
              <table:table-cell/>
              <table:table-cell>
                <text:p>10</text:p>
              </table:table-cell>
              <table:table-cell>
                <text:p>7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>
                <text:p>3</text:p>
              </table:table-cell>
              <table:table-cell>
                <text:p>1</text:p>
              </table:table-cell>
              <table:table-cell>
                <text:p>7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>
                <text:p>4</text:p>
              </table:table-cell>
              <table:table-cell>
                <text:p>0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layer="layout" svg:width="18.29cm" svg:height="1.8cm" svg:x="2.3cm" svg:y="1cm">
          <draw:text-box>
            <text:p>Ordoñez Juárez José Daniel</text:p>
            <text:p>Prueba de escritor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é Daniel Ordoñez Juárez</meta:initial-creator>
    <meta:creation-date>2019-11-23T19:20:14.44</meta:creation-date>
    <dc:date>2019-11-23T20:37:44.87</dc:date>
    <dc:creator>José Daniel Ordoñez Juárez</dc:creator>
    <meta:editing-duration>PT24M33S</meta:editing-duration>
    <meta:editing-cycles>2</meta:editing-cycles>
    <meta:generator>OpenOffice/4.1.6$Win32 OpenOffice.org_project/416m1$Build-9790</meta:generator>
    <meta:document-statistic meta:object-count="37"/>
  </office:meta>
</office:document-meta>
</file>